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tyles>
    <style:style style:class="text" style:family="paragraph" style:name="Standard">
      <style:text-properties fo:font-family="'Bitstream Vera Serif'" fo:font-size="10pt" style:font-family-generic="roman" style:font-name="Bitstream Vera Serif" style:font-pitch="variable" style:font-size-asian="10.5pt" style:font-style-name="Roman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 style:contextual-spacing="false"/>
      <style:text-properties fo:font-family="'Bitstream Vera Serif'" fo:font-size="12pt" style:font-family-asian="'Droid Sans Fallback'" style:font-family-complex="FreeSans" style:font-family-generic="roman" style:font-family-generic-asian="system" style:font-family-generic-complex="system" style:font-name="Bitstream Vera Serif" style:font-name-asian="Droid Sans Fallback" style:font-name-complex="FreeSans" style:font-pitch="variable" style:font-pitch-asian="variable" style:font-pitch-complex="variable" style:font-size-asian="14pt" style:font-size-complex="14pt" style:font-style-name="Roman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style:contextual-spacing="false"/>
      <style:text-properties fo:font-size="12pt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style:contextual-spacing="false"/>
      <style:text-properties fo:font-size="11pt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139in" style:contextual-spacing="false"/>
      <style:text-properties fo:font-size="10pt" fo:font-weight="bold" style:font-size-asian="107%" style:font-size-complex="107%" style:font-weight-asian="bold" style:font-weight-complex="bold"/>
    </style:style>
    <style:style style:name="PageBreak" style:family="paragraph">
      <style:paragraph-properties fo:break-before="page"/>
    </style:style>
  </office:styles>
  <office:automatic-styles>
    <style:style style:family="paragraph" style:name="MP1" style:parent-style-name="Header">
      <style:paragraph-properties fo:text-align="center" style:justify-single-word="false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margin-bottom="1in" fo:margin-left="1in" fo:margin-right="1in" fo:margin-top="1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/>
    </style:page-layout>
    <style:style style:name="T1" style:family="text">
      <style:text-properties fo:font-weight="bold" style:font-weight-asian="bold" style:font-weight-complex="bold"/>
    </style:style>
    <style:header-style/>
  </office:automatic-styles>
  <office:master-styles>
    <style:master-page style:name="Standard" style:page-layout-name="Mpm1">
      <style:page-layout-properties fo:margin-bottom="0.5in" fo:margin-left="0.5in" fo:margin-right="0.5in" fo:margin-top="0.5in" fo:page-height="11in" fo:page-width="8.5in" style:footnote-max-height="0in" style:num-format="1" style:print-orientation="portrait" style:shadow="none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header>
        <text:p text:style-name="MP1"><text:span text:style-name="MT1">Michael J. Pedersen</text:span> : <text:a xlink:type="simple" xlink:href="tel:908-283-0318" text:style-name="Internet_20_link" text:visited-style-name="Visited_20_Internet_20_Link">(908) 283-0318</text:a> : <text:a xlink:type="simple" xlink:href="mailto:datacyclist@gmail.com" text:style-name="Internet_20_link" text:visited-style-name="Visited_20_Internet_20_Link">datacyclist@gmail.com</text:a> : <text:a xlink:type="simple" xlink:href="https://icelus.org/" text:style-name="Internet_20_link" text:visited-style-name="Visited_20_Internet_20_Link">My Site</text:a> : <text:a xlink:type="simple" xlink:href="https://www.linkedin.com/in/michaeljpedersen" text:style-name="Internet_20_link" text:visited-style-name="Visited_20_Internet_20_Link">LinkedIn</text:a></text:p>
        <text:p text:style-name="MP1"/>
      </style:header>
      <style:footer/>
    </style:master-page>
  </office:master-styles>
  <text:list-style style:name="L1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2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3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4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5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6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7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style:style style:name="T1" style:family="text">
    <style:text-properties fo:font-weight="bold" style:font-weight-asian="bold" style:font-weight-complex="bold"/>
  </style:style>
  <style:style style:name="T2" style:family="text">
    <style:text-properties fo:font-style="italic" style:font-style-asian="italic" style:font-style-complex="italic"/>
  </style:style>
  <style:style style:name="fr2" style:family="graphic" style:parent-style-name="Formula">
    <style:graphic-properties style:vertical-pos="middle" style:vertical-rel="text" style:horizontal-pos="center" style:horizontal-rel="paragraph-content" style:wrap="none"/>
  </style:style>
  <style:style style:name="fr1" style:family="graphic" style:parent-style-name="Formula">
    <style:graphic-properties style:vertical-pos="middle" style:vertical-rel="text"/>
  </style:style>
  <style:style style:name="P1" style:family="paragraph" style:parent-style-name="Text_20_body" style:list-style-name="L1">
    <style:paragraph-properties fo:margin-top="0in" fo:margin-bottom="0in"/>
  </style:style>
  <style:style style:name="P2" style:family="paragraph" style:parent-style-name="Text_20_body" style:list-style-name="L2">
    <style:paragraph-properties fo:margin-top="0in" fo:margin-bottom="0in"/>
  </style:style>
  <style:style style:name="P3" style:family="paragraph" style:parent-style-name="Text_20_body" style:list-style-name="L3">
    <style:paragraph-properties fo:margin-top="0in" fo:margin-bottom="0in"/>
  </style:style>
  <style:style style:name="P4" style:family="paragraph" style:parent-style-name="Text_20_body" style:list-style-name="L4">
    <style:paragraph-properties fo:margin-top="0in" fo:margin-bottom="0in"/>
  </style:style>
  <style:style style:name="P5" style:family="paragraph" style:parent-style-name="Text_20_body" style:list-style-name="L5">
    <style:paragraph-properties fo:margin-top="0in" fo:margin-bottom="0in"/>
  </style:style>
  <style:style style:name="P6" style:family="paragraph" style:parent-style-name="Text_20_body" style:list-style-name="L6">
    <style:paragraph-properties fo:margin-top="0in" fo:margin-bottom="0in"/>
  </style:style>
  <style:style style:name="P7" style:family="paragraph" style:parent-style-name="Text_20_body" style:list-style-name="L7">
    <style:paragraph-properties fo:margin-top="0in" fo:margin-bottom="0in"/>
  </style:style>
  <office:body>
    <office:text>
      <text:h text:style-name="Heading_20_1" text:outline-level="1"><text:bookmark-start text:name="executive-summary"/>Executive Summary<text:bookmark-end text:name="executive-summary"/></text:h>
      <text:p text:style-name="First_20_paragraph">DevOps Engineer with 28 years of experience managing Linux, UNIX, <text:a xlink:type="simple" xlink:href="https://www.microsoft.com/en-us/windows/" office:name=""><text:span text:style-name="Definition">Windows</text:span></text:a>, and OSX/macOS systems. Programming languages have included Python, PHP, Perl, and Java. Work environments have been heterogeneous (several flavors of Linux, <text:a xlink:type="simple" xlink:href="https://www.microsoft.com/en-us/windows/" office:name=""><text:span text:style-name="Definition">Windows</text:span></text:a>, and OSX/macOS), small to medium sized (from 10 to 1200 servers, 20 to 300 workstations), and mixed locations (all local to all remote teams).</text:p>
      <text:h text:style-name="Heading_20_1" text:outline-level="1"><text:bookmark-start text:name="relevant-technical-skills"/>Relevant Technical Skills<text:bookmark-end text:name="relevant-technical-skills"/></text:h>
      <text:list text:style-name="L1">
        <text:list-item>
          <text:p text:style-name="P1"><text:span text:style-name="T1">Big Data:</text:span> <text:a xlink:type="simple" xlink:href="https://cloud.google.com/bigquery" office:name=""><text:span text:style-name="Definition">Google Big Query</text:span></text:a>, <text:a xlink:type="simple" xlink:href="https://hadoop.apache.org/" office:name=""><text:span text:style-name="Definition">HDFS</text:span></text:a>, <text:a xlink:type="simple" xlink:href="https://hive.apache.org/" office:name=""><text:span text:style-name="Definition">Hive</text:span></text:a>, <text:a xlink:type="simple" xlink:href="https://hadoop.apache.org/" office:name=""><text:span text:style-name="Definition">YARN</text:span></text:a>, <text:a xlink:type="simple" xlink:href="https://www.alluxio.io/" office:name=""><text:span text:style-name="Definition">Alluxio</text:span></text:a>, <text:a xlink:type="simple" xlink:href="https://impala.apache.org/" office:name=""><text:span text:style-name="Definition">Impala</text:span></text:a>, <text:a xlink:type="simple" xlink:href="https://trino.io/" office:name=""><text:span text:style-name="Definition">Trino</text:span></text:a>, <text:a xlink:type="simple" xlink:href="https://kafka.apache.org/" office:name=""><text:span text:style-name="Definition">Kafka</text:span></text:a>, <text:a xlink:type="simple" xlink:href="https://kubernetes.io/" office:name=""><text:span text:style-name="Definition">Kubernetes</text:span></text:a>, <text:a xlink:type="simple" xlink:href="https://dagster.io/" office:name=""><text:span text:style-name="Definition">Dagster</text:span></text:a></text:p>
        </text:list-item>
        <text:list-item>
          <text:p text:style-name="P1"><text:span text:style-name="T1">Database Servers:</text:span> <text:a xlink:type="simple" xlink:href="https://www.mysql.com/" office:name=""><text:span text:style-name="Definition">MySQL</text:span></text:a>, <text:a xlink:type="simple" xlink:href="https://www.postgresql.org/" office:name=""><text:span text:style-name="Definition">PostgreSQL</text:span></text:a>, <text:a xlink:type="simple" xlink:href="https://www.microsoft.com/en-us/sql-server" office:name=""><text:span text:style-name="Definition">Microsoft SQL Server</text:span></text:a></text:p>
        </text:list-item>
        <text:list-item>
          <text:p text:style-name="P1"><text:span text:style-name="T1">Database Skills:</text:span> <text:a xlink:type="simple" xlink:href="https://www.postgresql.org/" office:name=""><text:span text:style-name="Definition">PostgreSQL</text:span></text:a> Database Administration, Relational Schema Design, Structured Query Language (SQL)</text:p>
        </text:list-item>
        <text:list-item>
          <text:p text:style-name="P1"><text:span text:style-name="T1">Programming and Scripting Languages:</text:span> <text:a xlink:type="simple" xlink:href="http://www.gnu.org/savannah-checkouts/gnu/bash/manual/bash.html" office:name=""><text:span text:style-name="Definition">Bash</text:span></text:a>, C/C++, <text:a xlink:type="simple" xlink:href="https://www.java.com/en/" office:name=""><text:span text:style-name="Definition">Java</text:span></text:a>, Javascript, <text:a xlink:type="simple" xlink:href="https://www.perl.org/" office:name=""><text:span text:style-name="Definition">Perl</text:span></text:a>, <text:a xlink:type="simple" xlink:href="https://www.php.net/" office:name=""><text:span text:style-name="Definition">PHP</text:span></text:a>, <text:a xlink:type="simple" xlink:href="https://www.python.org/" office:name=""><text:span text:style-name="Definition">Python</text:span></text:a></text:p>
        </text:list-item>
        <text:list-item>
          <text:p text:style-name="P1"><text:span text:style-name="T1">Programming Skills:</text:span> <text:a xlink:type="simple" xlink:href="https://www.docker.com/" office:name=""><text:span text:style-name="Definition">Docker</text:span></text:a>, <text:a xlink:type="simple" xlink:href="https://www.jenkins.io/" office:name=""><text:span text:style-name="Definition">Jenkins</text:span></text:a>, <text:a xlink:type="simple" xlink:href="https://www.atlassian.com/software/jira" office:name=""><text:span text:style-name="Definition">Jira</text:span></text:a>, <text:a xlink:type="simple" xlink:href="https://www.jetbrains.com/idea/" office:name=""><text:span text:style-name="Definition">Intellij IDEA</text:span></text:a>, Object-Oriented Design, Object-Oriented Programming, Refactoring</text:p>
        </text:list-item>
        <text:list-item>
          <text:p text:style-name="P1"><text:span text:style-name="T1">Software Configuration Management Tools:</text:span> <text:a xlink:type="simple" xlink:href="https://www.git-scm.com/" office:name=""><text:span text:style-name="Definition">Git</text:span></text:a>, <text:a xlink:type="simple" xlink:href="https://github.com/" office:name=""><text:span text:style-name="Definition">GitHub</text:span></text:a>, <text:a xlink:type="simple" xlink:href="https://github.com/features/actions" office:name=""><text:span text:style-name="Definition">GitHub Actions</text:span></text:a>, <text:a xlink:type="simple" xlink:href="https://www.mercurial-scm.org/" office:name=""><text:span text:style-name="Definition">Mercurial</text:span></text:a>, <text:a xlink:type="simple" xlink:href="https://subversion.apache.org/" office:name=""><text:span text:style-name="Definition">Subversion</text:span></text:a></text:p>
        </text:list-item>
      </text:list>
      <text:h text:style-name="Heading_20_1" text:outline-level="1"><text:bookmark-start text:name="relevant-job-history"/>Relevant Job History<text:bookmark-end text:name="relevant-job-history"/></text:h>
      <text:h text:style-name="Heading_20_2" text:outline-level="2"><text:bookmark-start text:name="evolutioniq---senior-software-engineer"/>EvolutionIQ - Senior Software Engineer<text:bookmark-end text:name="evolutioniq---senior-software-engineer"/></text:h>
      <text:p text:style-name="First_20_paragraph">New York City, NY - Feb 2024 - Current</text:p>
      <text:list text:style-name="L2">
        <text:list-item>
          <text:p text:style-name="P2">Orchestrated <text:a xlink:type="simple" xlink:href="https://cloud.google.com/" office:name=""><text:span text:style-name="Definition">Google Cloud</text:span></text:a> infrastructure with <text:a xlink:type="simple" xlink:href="https://www.terraform.io/" office:name=""><text:span text:style-name="Definition">Terraform</text:span></text:a>, managing <text:a xlink:type="simple" xlink:href="https://cloud.google.com/kubernetes-engine" office:name=""><text:span text:style-name="Definition">GKE</text:span></text:a>, <text:a xlink:type="simple" xlink:href="https://cloud.google.com/bigquery" office:name=""><text:span text:style-name="Definition">BigQuery</text:span></text:a>, and developer virtual machines for scalability and efficiency.</text:p>
        </text:list-item>
        <text:list-item>
          <text:p text:style-name="P2">Redesigned EvolutionIQ’s CI/CD pipeline, enhancing efficiency in development workflows.</text:p>
        </text:list-item>
        <text:list-item>
          <text:p text:style-name="P2">Fixed critical bugs in locally developed <text:a xlink:type="simple" xlink:href="https://github.com/features/actions" office:name=""><text:span text:style-name="Definition">GitHub Actions</text:span></text:a>, ensuring smooth and reliable environment promotion.</text:p>
        </text:list-item>
        <text:list-item>
          <text:p text:style-name="P2">Built a template repository to guide EvolutionIQ teams in using <text:a xlink:type="simple" xlink:href="https://github.com/features/actions" office:name=""><text:span text:style-name="Definition">GitHub Actions</text:span></text:a> for deployment, as well as setting up data pipelines with <text:a xlink:type="simple" xlink:href="https://dagster.io/" office:name=""><text:span text:style-name="Definition">Dagster</text:span></text:a>.</text:p>
        </text:list-item>
        <text:list-item>
          <text:p text:style-name="P2">Developed a Python-based CI/CD library to manage complex actions beyond <text:a xlink:type="simple" xlink:href="http://www.gnu.org/savannah-checkouts/gnu/bash/manual/bash.html" office:name=""><text:span text:style-name="Definition">Bash</text:span></text:a>’s capabilities.</text:p>
        </text:list-item>
        <text:list-item>
          <text:p text:style-name="P2">Implemented <text:a xlink:type="simple" xlink:href="https://github.com/nektos/act" office:name=""><text:span text:style-name="Definition">nektos/act</text:span></text:a> to enable developers to test build and deploy actions locally before committing to <text:a xlink:type="simple" xlink:href="https://github.com/" office:name=""><text:span text:style-name="Definition">GitHub</text:span></text:a>.</text:p>
        </text:list-item>
        <text:list-item>
          <text:p text:style-name="P2">Refined <text:a xlink:type="simple" xlink:href="https://cloud.google.com/bigquery/docs/managing-partitioned-tables#partition-expiration" office:name=""><text:span text:style-name="Definition">data retention policies</text:span></text:a> to guarantee compliance and ensure critical data availability for legal requirements.</text:p>
        </text:list-item>
        <text:list-item>
          <text:p text:style-name="P2">Implemented SLA monitoring with <text:a xlink:type="simple" xlink:href="https://grafana.com/" office:name=""><text:span text:style-name="Definition">Grafana</text:span></text:a>, <text:a xlink:type="simple" xlink:href="https://sendgrid.com/" office:name=""><text:span text:style-name="Definition">SendGrid</text:span></text:a>, and <text:a xlink:type="simple" xlink:href="https://www.pagerduty.com/" office:name=""><text:span text:style-name="Definition">PagerDuty</text:span></text:a> to proactively detect and alert customers and engineers about overnight job failures, ensuring swift issue resolution.</text:p>
        </text:list-item>
        <text:list-item>
          <text:p text:style-name="P2">On-call support on a rotating basis.</text:p>
        </text:list-item>
      </text:list>
      <text:h text:style-name="Heading_20_2" text:outline-level="2"><text:bookmark-start text:name="pulsepoint---data-engineer-and-director-of-infrastructure-for-data"/>Pulsepoint - Data Engineer and Director of Infrastructure for Data<text:bookmark-end text:name="pulsepoint---data-engineer-and-director-of-infrastructure-for-data"/></text:h>
      <text:p text:style-name="First_20_paragraph">New York City, NY &amp; Newark, NJ (Telecommute) - Mar 2015 - Nov 2023</text:p>
      <text:h text:style-name="Heading_20_3" text:outline-level="3"><text:bookmark-start text:name="director-of-infrastructure-for-data-may-2018---nov-2023"/><text:span text:style-name="T2">Director of Infrastructure for Data</text:span>, May 2018 - Nov 2023<text:bookmark-end text:name="director-of-infrastructure-for-data-may-2018---nov-2023"/></text:h>
      <text:list text:style-name="L3">
        <text:list-item>
          <text:p text:style-name="P3">Architected data streaming that manages 40T of data/day.</text:p>
        </text:list-item>
        <text:list-item>
          <text:p text:style-name="P3">Established new data centers in Europe and in Virginia.</text:p>
        </text:list-item>
        <text:list-item>
          <text:p text:style-name="P3">Migrated data center, moving processing of data pipelines to new data center.</text:p>
        </text:list-item>
        <text:list-item>
          <text:p text:style-name="P3">Replaced <text:a xlink:type="simple" xlink:href="https://www.vertica.com/" office:name=""><text:span text:style-name="Definition">Vertica</text:span></text:a> with <text:a xlink:type="simple" xlink:href="https://trino.io/" office:name=""><text:span text:style-name="Definition">Trino</text:span></text:a>.</text:p>
        </text:list-item>
        <text:list-item>
          <text:p text:style-name="P3">Deployed and configured <text:a xlink:type="simple" xlink:href="https://www.alluxio.io/" office:name=""><text:span text:style-name="Definition">Alluxio</text:span></text:a> for caching and data orchestration.</text:p>
        </text:list-item>
        <text:list-item>
          <text:p text:style-name="P3">Performance tuned <text:a xlink:type="simple" xlink:href="https://kafka.apache.org/" office:name=""><text:span text:style-name="Definition">Kafka</text:span></text:a>.</text:p>
        </text:list-item>
        <text:list-item>
          <text:p text:style-name="P3">Tested new tools for suitability, including <text:a xlink:type="simple" xlink:href="https://mariadb.org/" office:name=""><text:span text:style-name="Definition">MariaDB</text:span></text:a>, <text:a xlink:type="simple" xlink:href="https://clickhouse.com/" office:name=""><text:span text:style-name="Definition">Clickhouse</text:span></text:a>, and <text:a xlink:type="simple" xlink:href="https://kudu.apache.org/" office:name=""><text:span text:style-name="Definition">Kudu</text:span></text:a>.</text:p>
        </text:list-item>
        <text:list-item>
          <text:p text:style-name="P3">Switched build server from <text:a xlink:type="simple" xlink:href="https://www.jetbrains.com/teamcity/" office:name=""><text:span text:style-name="Definition">TeamCity</text:span></text:a> to <text:a xlink:type="simple" xlink:href="https://www.jenkins.io/" office:name=""><text:span text:style-name="Definition">Jenkins</text:span></text:a>, recreating all build jobs.</text:p>
        </text:list-item>
      </text:list>
      <text:h text:style-name="Heading_20_3" text:outline-level="3"><text:bookmark-start text:name="data-engineer-mar-2015---may-2018"/><text:span text:style-name="T2">Data Engineer</text:span>, Mar 2015 - May 2018<text:bookmark-end text:name="data-engineer-mar-2015---may-2018"/></text:h>
      <text:list text:style-name="L4">
        <text:list-item>
          <text:p text:style-name="P4">Upgraded <text:a xlink:type="simple" xlink:href="https://kafka.apache.org/" office:name=""><text:span text:style-name="Definition">Kafka</text:span></text:a> with zero downtime for producers and consumers.</text:p>
        </text:list-item>
        <text:list-item>
          <text:p text:style-name="P4">Enabled integration with <text:a xlink:type="simple" xlink:href="https://en.wikipedia.org/wiki/Active_Directory" office:name=""><text:span text:style-name="Definition">Active Directory</text:span></text:a> for <text:a xlink:type="simple" xlink:href="https://hadoop.apache.org/" office:name=""><text:span text:style-name="Definition">Hadoop</text:span></text:a> systems.</text:p>
        </text:list-item>
        <text:list-item>
          <text:p text:style-name="P4">Built tool to graphically show the ETL pipelines.</text:p>
        </text:list-item>
        <text:list-item>
          <text:p text:style-name="P4">Transitioned ETL pipeline from crontabs to <text:a xlink:type="simple" xlink:href="https://mesos.apache.org/" office:name=""><text:span text:style-name="Definition">Mesos</text:span></text:a> and then into <text:a xlink:type="simple" xlink:href="https://kubernetes.io/" office:name=""><text:span text:style-name="Definition">Kubernetes</text:span></text:a>.</text:p>
        </text:list-item>
        <text:list-item>
          <text:p text:style-name="P4">Troubleshooting of issues with <text:a xlink:type="simple" xlink:href="https://hadoop.apache.org/" office:name=""><text:span text:style-name="Definition">Hadoop</text:span></text:a>, <text:a xlink:type="simple" xlink:href="https://kafka.apache.org/" office:name=""><text:span text:style-name="Definition">Kafka</text:span></text:a>, <text:a xlink:type="simple" xlink:href="https://www.microsoft.com/en-us/sql-server" office:name=""><text:span text:style-name="Definition">SQL Server</text:span></text:a>, and <text:a xlink:type="simple" xlink:href="https://kubernetes.io/" office:name=""><text:span text:style-name="Definition">Kubernetes</text:span></text:a>.</text:p>
        </text:list-item>
        <text:list-item>
          <text:p text:style-name="P4">Production maintenance of data pipelines, including after hours support.</text:p>
        </text:list-item>
        <text:list-item>
          <text:p text:style-name="P4">Implemented data duplication between two <text:a xlink:type="simple" xlink:href="https://hadoop.apache.org/" office:name=""><text:span text:style-name="Definition">Hadoop</text:span></text:a> clusters.</text:p>
        </text:list-item>
        <text:list-item>
          <text:p text:style-name="P4">Upgraded <text:a xlink:type="simple" xlink:href="https://hadoop.apache.org/" office:name=""><text:span text:style-name="Definition">Hadoop</text:span></text:a> clusters with minimal downtime.</text:p>
        </text:list-item>
        <text:list-item>
          <text:p text:style-name="P4">Optimized the performance and reliability of <text:a xlink:type="simple" xlink:href="https://hadoop.apache.org/" office:name=""><text:span text:style-name="Definition">Hadoop</text:span></text:a>, ensuring high availability.</text:p>
        </text:list-item>
        <text:list-item>
          <text:p text:style-name="P4">Added over a hundred automated tests to our ETL pipeline.</text:p>
        </text:list-item>
        <text:list-item>
          <text:p text:style-name="P4">Performed root cause analysis on ETL and cluster level failures.</text:p>
        </text:list-item>
      </text:list>
      <text:h text:style-name="Heading_20_2" text:outline-level="2"><text:bookmark-start text:name="weight-watchers---systems-engineering-lead"/>Weight Watchers - Systems Engineering Lead<text:bookmark-end text:name="weight-watchers---systems-engineering-lead"/></text:h>
      <text:p text:style-name="First_20_paragraph">New York City, NY - Nov 2014 - Feb 2015</text:p>
      <text:list text:style-name="L5">
        <text:list-item>
          <text:p text:style-name="P5">Developed lightweight monitoring tool for use within my group.</text:p>
        </text:list-item>
        <text:list-item>
          <text:p text:style-name="P5">Configured <text:a xlink:type="simple" xlink:href="https://cpl.thalesgroup.com/encryption/vormetric-data-security-manager" office:name=""><text:span text:style-name="Definition">Vormetric</text:span></text:a> products to ensure <text:a xlink:type="simple" xlink:href="https://en.wikipedia.org/wiki/Health_Insurance_Portability_and_Accountability_Act" office:name=""><text:span text:style-name="Definition">HIPAA</text:span></text:a> compliance for customer data.</text:p>
        </text:list-item>
        <text:list-item>
          <text:p text:style-name="P5">Worked to transfer from <text:a xlink:type="simple" xlink:href="https://www.rackspace.com/cloud" office:name=""><text:span text:style-name="Definition">Rackspace Cloud</text:span></text:a> to <text:a xlink:type="simple" xlink:href="https://www.openstack.org/" office:name=""><text:span text:style-name="Definition">Openstack</text:span></text:a> based private cloud.</text:p>
        </text:list-item>
      </text:list>
      <text:h text:style-name="Heading_20_2" text:outline-level="2"><text:bookmark-start text:name="orcatec-llc---developer"/>OrcaTec, LLC - Developer<text:bookmark-end text:name="orcatec-llc---developer"/></text:h>
      <text:p text:style-name="First_20_paragraph">Atlanta, GA (Telecommute) - Jun 2012 - Oct 2014</text:p>
      <text:list text:style-name="L6">
        <text:list-item>
          <text:p text:style-name="P6">Found major security hole (remote code execution) and closed it.</text:p>
        </text:list-item>
        <text:list-item>
          <text:p text:style-name="P6">Debugged and resolved memory issues that were causing systems to shut down.</text:p>
        </text:list-item>
        <text:list-item>
          <text:p text:style-name="P6">Incorporated memcached into our stack to handle sessions and cached data.</text:p>
        </text:list-item>
        <text:list-item>
          <text:p text:style-name="P6">Switched web server from <text:a xlink:type="simple" xlink:href="https://pypi.org/project/Paste/" office:name=""><text:span text:style-name="Definition">Paster</text:span></text:a> to <text:a xlink:type="simple" xlink:href="https://httpd.apache.org/" office:name=""><text:span text:style-name="Definition">Apache</text:span></text:a> with <text:a xlink:type="simple" xlink:href="https://code.google.com/archive/p/modwsgi" office:name=""><text:span text:style-name="Definition">mod_wsgi</text:span></text:a>.</text:p>
        </text:list-item>
        <text:list-item>
          <text:p text:style-name="P6">Corrected Unicode handling errors in the code.</text:p>
        </text:list-item>
        <text:list-item>
          <text:p text:style-name="P6">Added holds and matters framework, allowing customers to state that documents belong to specific cases and should not be deleted while the cases are ongoing.</text:p>
        </text:list-item>
        <text:list-item>
          <text:p text:style-name="P6">Identified weaknesses in the database model, and added code to prevent those weaknesses from being hit.</text:p>
        </text:list-item>
      </text:list>
      <text:h text:style-name="Heading_20_2" text:outline-level="2"><text:bookmark-start text:name="choopa.com---developer"/>Choopa.com - Developer<text:bookmark-end text:name="choopa.com---developer"/></text:h>
      <text:p text:style-name="First_20_paragraph">Sayreville, NJ - Jan 2012 - May 2012</text:p>
      <text:list text:style-name="L7">
        <text:list-item>
          <text:p text:style-name="P7">Developed library to manage <text:a xlink:type="simple" xlink:href="https://www.openstack.org/" office:name=""><text:span text:style-name="Definition">OpenStack</text:span></text:a> nodes, and gather billing information.</text:p>
        </text:list-item>
        <text:list-item>
          <text:p text:style-name="P7">Built <text:a xlink:type="simple" xlink:href="https://www.nagios.org/" office:name=""><text:span text:style-name="Definition">Nagios</text:span></text:a> configuration file generator for in-house web interface for <text:a xlink:type="simple" xlink:href="https://www.nagios.org/" office:name=""><text:span text:style-name="Definition">Nagios</text:span></text:a>.</text:p>
        </text:list-item>
        <text:list-item>
          <text:p text:style-name="P7">Configured <text:a xlink:type="simple" xlink:href="https://www.bacula.org/" office:name=""><text:span text:style-name="Definition">Bacula</text:span></text:a> backup system as replacement for custom backup scripts.</text:p>
        </text:list-item>
        <text:list-item>
          <text:p text:style-name="P7">Reconfigured <text:a xlink:type="simple" xlink:href="https://www.nagios.org/" office:name=""><text:span text:style-name="Definition">Nagios</text:span></text:a> monitoring, reducing full check from 8 hours to 2 minutes.</text:p>
        </text:list-item>
        <text:list-item>
          <text:p text:style-name="P7">Refactored in-house <text:a xlink:type="simple" xlink:href="https://www.nagios.org/" office:name=""><text:span text:style-name="Definition">Nagios</text:span></text:a> web interface. This reduced the workload from six files down to one when adding new checks.</text:p>
        </text:list-item>
        <text:list-item>
          <text:p text:style-name="P7">Several smaller bug fixes and features throughout the internal code base.</text:p>
        </text:list-item>
      </text:list>
      <text:h text:style-name="Heading_20_2" text:outline-level="2"><text:bookmark-start text:name="education"/>Education<text:bookmark-end text:name="education"/></text:h>
      <text:p text:style-name="First_20_paragraph">Bachelor of Science in Computer Science, 2000<text:line-break/>East Stroudsburg University, East Stroudsburg, Pennsylvania</text:p>
      <text:h text:style-name="Heading_20_2" text:outline-level="2"><text:bookmark-start text:name="professional-certificates"/>Professional Certificates<text:bookmark-end text:name="professional-certificates"/></text:h>
      <text:p text:style-name="First_20_paragraph"><text:a xlink:type="simple" xlink:href="https://www.credly.com/badges/6c91d726-a924-4b8d-994b-80e49e002428/public_url" office:name=""><text:span text:style-name="Definition">Google Cloud Certified Professional Data Engineer</text:span></text:a> (Jan 2024)<text:line-break/><text:span text:style-name="T2">Online Course - Goog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5-09-14T19:49:52Z</meta:creation-date>
    <dc:date>2025-09-14T19:49:52Z</dc:date>
  </office:meta>
</office:document-meta>
</file>